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Interferenz</text:p>
          </table:table-cell>
          <table:table-cell table:number-columns-repeated="2"/>
          <table:table-cell table:style-name="Default" office:value-type="string" calcext:value-type="string">
            <text:p>Draht</text:p>
          </table:table-cell>
          <table:table-cell table:number-columns-repeated="2"/>
          <table:table-cell office:value-type="string" calcext:value-type="string">
            <text:p>Polarisation</text:p>
          </table:table-cell>
          <table:table-cell table:style-name="Default"/>
          <table:table-cell/>
          <table:table-cell office:value-type="string" calcext:value-type="string">
            <text:p>Spiegelabstand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Konkav-konkav</text:p>
          </table:table-cell>
          <table:table-cell table:style-name="Default"/>
          <table:table-cell/>
          <table:table-cell office:value-type="string" calcext:value-type="string">
            <text:p>Konkav-flach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mm</text:p>
          </table:table-cell>
          <table:table-cell office:value-type="string" calcext:value-type="string">
            <text:p>nA</text:p>
          </table:table-cell>
          <table:table-cell/>
          <table:table-cell table:style-name="Default" office:value-type="string" calcext:value-type="string">
            <text:p>mm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Grad°</text:p>
          </table:table-cell>
          <table:table-cell table:style-name="Default" office:value-type="string" calcext:value-type="string">
            <text:p>microA</text:p>
          </table:table-cell>
          <table:table-cell/>
          <table:table-cell office:value-type="string" calcext:value-type="string">
            <text:p>cm</text:p>
          </table:table-cell>
          <table:table-cell table:style-name="Default" office:value-type="string" calcext:value-type="string">
            <text:p>microA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microA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/>
          <table:table-cell office:value-type="float" office:value="50.4" calcext:value-type="float">
            <text:p>50.4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float" office:value="53" calcext:value-type="float">
            <text:p>53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float" office:value="57" calcext:value-type="float">
            <text:p>57</text:p>
          </table:table-cell>
          <table:table-cell table:style-name="ce1" office:value-type="float" office:value="7.9" calcext:value-type="float">
            <text:p>7.9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3.4" calcext:value-type="float">
            <text:p>73.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float" office:value="59.5" calcext:value-type="float">
            <text:p>59.5</text:p>
          </table:table-cell>
          <table:table-cell table:style-name="ce1" office:value-type="float" office:value="3.5" calcext:value-type="float">
            <text:p>3.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1.8" calcext:value-type="float">
            <text:p>51.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7.9" calcext:value-type="float">
            <text:p>37.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.7" calcext:value-type="float">
            <text:p>4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-3.5" calcext:value-type="float">
            <text:p>-3.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6.2" calcext:value-type="float">
            <text:p>6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4.2" calcext:value-type="float">
            <text:p>4.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-4.5" calcext:value-type="float">
            <text:p>-4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.22" calcext:value-type="float">
            <text:p>3.2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float" office:value="2.75" calcext:value-type="float">
            <text:p>2.7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5.5" calcext:value-type="float">
            <text:p>-5.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.8" calcext:value-type="float">
            <text:p>32.8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-8.5" calcext:value-type="float">
            <text:p>-8.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3:34:54.268409576</meta:creation-date>
    <dc:date>2014-04-06T14:26:29.230971899</dc:date>
    <meta:editing-duration>PT6M3S</meta:editing-duration>
    <meta:editing-cycles>1</meta:editing-cycles>
    <meta:generator>LibreOffice/4.2.2.1$Linux_X86_64 LibreOffice_project/420m0$Build-1</meta:generator>
    <meta:document-statistic meta:table-count="1" meta:cell-count="194" meta:object-count="0"/>
  </office:meta>
</office:document-meta>
</file>